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2" style:parent-style-name="Title" style:family="paragraph">
      <style:paragraph-properties fo:text-align="end"/>
    </style:style>
    <style:style style:name="T3" style:parent-style-name="DefaultParagraphFont" style:family="text">
      <style:text-properties fo:font-weight="bold" style:font-weight-asian="bold" style:font-weight-complex="bold" fo:color="#FFFFFF"/>
    </style:style>
    <style:style style:name="P4" style:parent-style-name="Normal" style:family="paragraph">
      <style:paragraph-properties fo:text-align="end" fo:margin-top="0.1666in" fo:margin-left="0.5in">
        <style:tab-stops/>
      </style:paragraph-properties>
      <style:text-properties fo:color="#FFFFFF"/>
    </style:style>
    <style:style style:name="P5" style:parent-style-name="Normal" style:family="paragraph">
      <style:paragraph-properties fo:margin-top="0.1666in"/>
    </style:style>
    <style:style style:name="T6" style:parent-style-name="DefaultParagraphFont" style:family="text">
      <style:text-properties fo:color="#FFFFFF" fo:font-size="10.5pt" style:font-size-asian="10.5pt" style:font-size-complex="10.5pt"/>
    </style:style>
    <style:style style:name="T7" style:parent-style-name="DefaultParagraphFont" style:family="text">
      <style:text-properties fo:color="#FFFFFF" fo:font-size="10.5pt" style:font-size-asian="10.5pt" style:font-size-complex="10.5pt"/>
    </style:style>
    <style:style style:name="T8" style:parent-style-name="DefaultParagraphFont" style:family="text">
      <style:text-properties fo:color="#FFFFFF" fo:font-size="10.5pt" style:font-size-asian="10.5pt" style:font-size-complex="10.5pt"/>
    </style:style>
    <style:style style:name="T9" style:parent-style-name="DefaultParagraphFont" style:family="text">
      <style:text-properties style:font-name-complex="Times New Roman" fo:color="#FFFFFF"/>
    </style:style>
    <style:style style:name="P10" style:parent-style-name="Normal" style:family="paragraph">
      <style:paragraph-properties fo:break-before="page"/>
    </style:style>
    <style:style style:name="T11" style:parent-style-name="DefaultParagraphFon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list-style-name="LFO1" style:family="paragraph"/>
    <style:style style:name="P19" style:parent-style-name="Normal" style:list-style-name="LFO1" style:family="paragraph"/>
    <style:style style:name="P20" style:parent-style-name="Normal" style:list-style-name="LFO1" style:family="paragraph"/>
    <style:style style:name="P21" style:parent-style-name="Normal" style:family="paragraph">
      <style:text-properties fo:font-weight="bold" style:font-weight-asian="bold" style:font-weight-complex="bold"/>
    </style:style>
    <style:style style:name="P22" style:parent-style-name="Normal" style:list-style-name="LFO2" style:family="paragraph"/>
    <style:style style:name="T23" style:parent-style-name="DefaultParagraphFont" style:family="text">
      <style:text-properties fo:font-weight="bold" style:font-weight-asian="bold" style:font-weight-complex="bold"/>
    </style:style>
    <style:style style:name="P24" style:parent-style-name="Normal" style:list-style-name="LFO2" style:family="paragraph"/>
    <style:style style:name="T25" style:parent-style-name="DefaultParagraphFont" style:family="text">
      <style:text-properties fo:font-weight="bold" style:font-weight-asian="bold" style:font-weight-complex="bold"/>
    </style:style>
    <style:style style:name="P26" style:parent-style-name="Normal" style:list-style-name="LFO2" style:family="paragraph"/>
    <style:style style:name="T27" style:parent-style-name="DefaultParagraphFont" style:family="text">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list-style-name="LFO3" style:family="paragraph"/>
    <style:style style:name="P30" style:parent-style-name="Normal" style:list-style-name="LFO3" style:family="paragraph"/>
    <style:style style:name="P31" style:parent-style-name="Normal" style:list-style-name="LFO3" style:family="paragraph"/>
    <style:style style:name="P32" style:parent-style-name="Normal"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style="italic" style:font-style-asian="italic" style:font-style-complex="italic"/>
    </style:style>
    <style:style style:name="P35" style:parent-style-name="Normal" style:list-style-name="LFO4" style:family="paragraph"/>
    <style:style style:name="P36" style:parent-style-name="Normal" style:list-style-name="LFO4" style:family="paragraph"/>
    <style:style style:name="P37" style:parent-style-name="Normal" style:list-style-name="LFO4" style:family="paragraph"/>
    <style:style style:name="P38" style:parent-style-name="Normal" style:list-style-name="LFO4" style:family="paragraph"/>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Normal" style:list-style-name="LFO5" style:family="paragraph"/>
    <style:style style:name="P43" style:parent-style-name="Normal" style:list-style-name="LFO5" style:family="paragraph"/>
    <style:style style:name="P44" style:parent-style-name="Normal" style:list-style-name="LFO5" style:family="paragraph"/>
    <style:style style:name="P45" style:parent-style-name="Normal" style:family="paragraph">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P47" style:parent-style-name="Normal" style:list-style-name="LFO6" style:family="paragraph"/>
    <style:style style:name="P48" style:parent-style-name="Normal" style:list-style-name="LFO6" style:family="paragraph"/>
    <style:style style:name="P49" style:parent-style-name="Normal" style:family="paragraph">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P51" style:parent-style-name="Normal" style:list-style-name="LFO7" style:family="paragraph"/>
    <style:style style:name="P52" style:parent-style-name="Normal" style:list-style-name="LFO7" style:family="paragraph"/>
    <style:style style:name="P53" style:parent-style-name="Normal" style:list-style-name="LFO7" style:family="paragraph"/>
    <style:style style:name="P54" style:parent-style-name="Normal" style:list-style-name="LFO7" style:family="paragraph"/>
    <style:style style:name="P55" style:parent-style-name="Normal" style:list-style-name="LFO7" style:family="paragraph"/>
    <style:style style:name="T56" style:parent-style-name="DefaultParagraphFont" style:family="text">
      <style:text-properties fo:font-weight="bold" style:font-weight-asian="bold" style:font-weight-complex="bold"/>
    </style:style>
    <style:style style:name="P57" style:parent-style-name="Normal" style:list-style-name="LFO8" style:family="paragraph"/>
    <style:style style:name="P58" style:parent-style-name="Normal" style:family="paragraph">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Normal" style:list-style-name="LFO9" style:family="paragraph"/>
    <style:style style:name="P61" style:parent-style-name="Normal" style:list-style-name="LFO9" style:family="paragraph"/>
    <style:style style:name="P62" style:parent-style-name="Normal" style:list-style-name="LFO9" style:family="paragraph"/>
    <style:style style:name="T63" style:parent-style-name="DefaultParagraphFont" style:family="text">
      <style:text-properties fo:font-weight="bold" style:font-weight-asian="bold" style:font-weight-complex="bold"/>
    </style:style>
    <style:style style:name="P64" style:parent-style-name="Normal" style:list-style-name="LFO10" style:family="paragraph"/>
    <style:style style:name="T65" style:parent-style-name="DefaultParagraphFont" style:family="text">
      <style:text-properties fo:font-weight="bold" style:font-weight-asian="bold" style:font-weight-complex="bold"/>
    </style:style>
    <style:style style:name="P66" style:parent-style-name="Normal" style:list-style-name="LFO11" style:family="paragraph"/>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P70" style:parent-style-name="Normal" style:list-style-name="LFO12" style:family="paragraph"/>
    <style:style style:name="P71" style:parent-style-name="Normal" style:list-style-name="LFO12" style:family="paragraph"/>
    <style:style style:name="P72" style:parent-style-name="Normal" style:family="paragraph">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P74" style:parent-style-name="Normal" style:list-style-name="LFO13" style:family="paragraph"/>
    <style:style style:name="P75" style:parent-style-name="Normal" style:list-style-name="LFO13" style:family="paragraph"/>
    <style:style style:name="P76" style:parent-style-name="Normal" style:family="paragraph">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Normal" style:list-style-name="LFO14" style:family="paragraph"/>
    <style:style style:name="P79" style:parent-style-name="Normal" style:list-style-name="LFO14" style:family="paragraph"/>
    <style:style style:name="P80" style:parent-style-name="Normal" style:family="paragraph">
      <style:text-properties fo:font-weight="bold" style:font-weight-asian="bold" style:font-weight-complex="bold" fo:font-size="14pt" style:font-size-asian="14pt" style:font-size-complex="14pt"/>
    </style:style>
    <style:style style:name="P81" style:parent-style-name="Normal" style:list-style-name="LFO15" style:family="paragraph"/>
    <style:style style:name="T82" style:parent-style-name="DefaultParagraphFont" style:family="text">
      <style:text-properties fo:font-weight="bold" style:font-weight-asian="bold" style:font-weight-complex="bold"/>
    </style:style>
    <style:style style:name="P83" style:parent-style-name="Normal" style:list-style-name="LFO15" style:family="paragraph"/>
    <style:style style:name="T84" style:parent-style-name="DefaultParagraphFont" style:family="text">
      <style:text-properties fo:font-weight="bold" style:font-weight-asian="bold" style:font-weight-complex="bold"/>
    </style:style>
    <style:style style:name="P85" style:parent-style-name="Normal" style:list-style-name="LFO15" style:family="paragraph"/>
    <style:style style:name="T86" style:parent-style-name="DefaultParagraphFont" style:family="text">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name="P88" style:parent-style-name="Normal" style:list-style-name="LFO16" style:family="paragraph"/>
    <style:style style:name="T89" style:parent-style-name="DefaultParagraphFont" style:family="text">
      <style:text-properties fo:font-weight="bold" style:font-weight-asian="bold" style:font-weight-complex="bold"/>
    </style:style>
    <style:style style:name="P90" style:parent-style-name="Normal" style:list-style-name="LFO16" style:family="paragraph"/>
    <style:style style:name="T91" style:parent-style-name="DefaultParagraphFont" style:family="text">
      <style:text-properties fo:font-weight="bold" style:font-weight-asian="bold" style:font-weight-complex="bold"/>
    </style:style>
    <style:style style:name="P92" style:parent-style-name="Normal" style:list-style-name="LFO16" style:family="paragraph"/>
    <style:style style:name="T93" style:parent-style-name="DefaultParagraphFont" style:family="text">
      <style:text-properties fo:font-weight="bold" style:font-weight-asian="bold" style:font-weight-complex="bold"/>
    </style:style>
    <style:style style:name="P94" style:parent-style-name="Normal" style:list-style-name="LFO16" style:family="paragraph"/>
    <style:style style:name="T95" style:parent-style-name="DefaultParagraphFont" style:family="text">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list-style-name="LFO17" style:family="paragraph"/>
    <style:style style:name="T98" style:parent-style-name="DefaultParagraphFont" style:family="text">
      <style:text-properties fo:font-weight="bold" style:font-weight-asian="bold" style:font-weight-complex="bold"/>
    </style:style>
    <style:style style:name="P99" style:parent-style-name="Normal" style:list-style-name="LFO17" style:family="paragraph"/>
    <style:style style:name="P100" style:parent-style-name="Normal" style:list-style-name="LFO17" style:family="paragraph"/>
    <style:style style:name="P101" style:parent-style-name="Normal" style:list-style-name="LFO17" style:family="paragraph"/>
    <style:style style:name="P102" style:parent-style-name="Normal" style:list-style-name="LFO17" style:family="paragraph"/>
    <style:style style:name="T103" style:parent-style-name="DefaultParagraphFont" style:family="text">
      <style:text-properties fo:font-weight="bold" style:font-weight-asian="bold" style:font-weight-complex="bold"/>
    </style:style>
    <style:style style:name="P104" style:parent-style-name="Normal" style:list-style-name="LFO17" style:family="paragraph"/>
    <style:style style:name="P105" style:parent-style-name="Normal" style:list-style-name="LFO17" style:family="paragraph"/>
    <style:style style:name="P106" style:parent-style-name="Normal" style:list-style-name="LFO17" style:family="paragraph"/>
    <style:style style:name="T107" style:parent-style-name="DefaultParagraphFont" style:family="text">
      <style:text-properties fo:font-weight="bold" style:font-weight-asian="bold" style:font-weight-complex="bold"/>
    </style:style>
    <style:style style:name="P108" style:parent-style-name="Normal" style:list-style-name="LFO17" style:family="paragraph"/>
    <style:style style:name="P109" style:parent-style-name="Normal" style:list-style-name="LFO17" style:family="paragraph"/>
    <style:style style:name="P110" style:parent-style-name="Normal" style:list-style-name="LFO17" style:family="paragraph"/>
    <style:style style:name="T111" style:parent-style-name="DefaultParagraphFont" style:family="text">
      <style:text-properties fo:font-weight="bold" style:font-weight-asian="bold" style:font-weight-complex="bold"/>
    </style:style>
    <style:style style:name="P112" style:parent-style-name="Normal" style:list-style-name="LFO17" style:family="paragraph"/>
    <style:style style:name="P113" style:parent-style-name="Normal" style:list-style-name="LFO17" style:family="paragraph"/>
    <style:style style:name="P114" style:parent-style-name="Normal" style:family="paragraph">
      <style:text-properties fo:font-weight="bold" style:font-weight-asian="bold" style:font-weight-complex="bold"/>
    </style:style>
    <style:style style:name="P115" style:parent-style-name="Normal" style:family="paragraph">
      <style:text-properties fo:font-weight="bold" style:font-weight-asian="bold" style:font-weight-complex="bold"/>
    </style:style>
    <style:style style:name="P116" style:parent-style-name="Normal" style:list-style-name="LFO18" style:family="paragraph"/>
    <style:style style:name="P117" style:parent-style-name="Normal" style:list-style-name="LFO18" style:family="paragraph"/>
    <style:style style:name="P118" style:parent-style-name="Normal" style:list-style-name="LFO18" style:family="paragraph"/>
    <style:style style:name="P119" style:parent-style-name="Normal" style:family="paragraph">
      <style:text-properties fo:font-weight="bold" style:font-weight-asian="bold" style:font-weight-complex="bold"/>
    </style:style>
    <style:style style:name="P120" style:parent-style-name="Normal" style:list-style-name="LFO19" style:family="paragraph"/>
    <style:style style:name="P121" style:parent-style-name="Normal" style:list-style-name="LFO19" style:family="paragraph"/>
    <style:style style:name="P122" style:parent-style-name="Normal" style:list-style-name="LFO19" style:family="paragraph"/>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fo:wrap-option="wrap" fo:padding-top="1in" fo:padding-bottom="0.05in" fo:padding-left="0.3in" fo:padding-right="0.3in" draw:textarea-vertical-align="middle" draw:textarea-horizontal-align="left" style:wrap="run-through" style:run-through="foreground" draw:fill="solid" draw:fill-color="#156082"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fo:wrap-option="wrap" fo:padding-top="0.05in" fo:padding-bottom="0.05in" fo:padding-left="0.2in" fo:padding-right="0.2in" draw:textarea-vertical-align="middle" draw:textarea-horizontal-align="left" style:wrap="run-through" style:run-through="foreground" draw:fill="solid" draw:fill-color="#0e2841"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draw:custom-shape svg:x="0.16528in" svg:y="0.23403in" svg:width="5.69514in" svg:height="11.22222in" draw:z-index="251659264" draw:id="id0" draw:style-name="a0" draw:name="Rectangle 16" text:anchor-type="paragraph"><svg:title/><svg:desc/><text:p text:style-name="P2"><text:span text:style-name="T3">Security Monitoring with Graylog SIEM for Catnip Games International</text:span></text:p><text:p text:style-name="P4"/><text:p text:style-name="P5"><text:span text:style-name="T6">Course :BSC.Cyber Security Final year<text:s/></text:span><text:span text:style-name="T7"><text:s text:c="72"/></text:span><text:span text:style-name="T8">Contributors: Athena Parsa, Mathew Faller, Kanyin Sola,Niloofar Thaha</text:span></text:p><draw:enhanced-geometry draw:type="non-primitive" svg:viewBox="0 0 21600 21600" draw:enhanced-path="M 0 0 L 21600 0 21600 21600 0 21600 Z N"/></draw:custom-shape><draw:custom-shape svg:x="6.03542in" svg:y="0.23403in" svg:width="1.99514in" svg:height="11.22222in" draw:z-index="251660288" draw:id="id1" draw:style-name="a1" draw:name="Rectangle 268" text:anchor-type="paragraph"><svg:title/><svg:desc/><text:p text:style-name="Subtitle"><text:span text:style-name="T9"><text:s text:c="5"/></text:span></text:p><draw:enhanced-geometry draw:type="non-primitive" svg:viewBox="0 0 21600 21600" draw:enhanced-path="M 0 0 L 21600 0 21600 21600 0 21600 Z N"/></draw:custom-shape></text:p>
      <text:p text:style-name="Normal"/>
      <text:p text:style-name="P10"/>
      <text:soft-page-break/>
      <text:p text:style-name="Normal"><draw:custom-shape svg:x="0in" svg:y="0in" svg:width="0in" svg:height="0.02083in" draw:z-index="0" draw:id="id2" draw:style-name="a2" draw:name="Horizontal Line 1" text:anchor-type="as-char"><svg:title/><svg:desc/><draw:enhanced-geometry draw:type="non-primitive" svg:viewBox="0 0 21600 21600" draw:enhanced-path="M 0 0 L 21600 0 21600 21600 0 21600 Z N"/></draw:custom-shape></text:p>
      <text:p text:style-name="Normal"><text:span text:style-name="T11">Security Monitoring with Graylog SIEM for Catnip Games International</text:span></text:p>
      <text:p text:style-name="Normal"><draw:custom-shape svg:x="0in" svg:y="0in" svg:width="0in" svg:height="0.02083in" draw:z-index="0" draw:id="id3" draw:style-name="a3" draw:name="Horizontal Line 2" text:anchor-type="as-char"><svg:title/><svg:desc/><draw:enhanced-geometry draw:type="non-primitive" svg:viewBox="0 0 21600 21600" draw:enhanced-path="M 0 0 L 21600 0 21600 21600 0 21600 Z N"/></draw:custom-shape></text:p>
      <text:p text:style-name="P12">Introduction</text:p>
      <text:p text:style-name="Normal">This document details the deployment and configuration of a centralized security monitoring solution using Graylog SIEM, Elasticsearch, and MongoDB for Catnip Games International. The project was completed over five weeks and involved multiple team members, each responsible for specific tasks.</text:p>
      <text:p text:style-name="P13">Project Overview</text:p>
      <text:p text:style-name="Normal">This project focuses on implementing a centralized security monitoring solution using Graylog SIEM, Elasticsearch, and MongoDB for Catnip Games International. The system is designed to handle 10,000 events per second (EPS), enable real-time threat detection, automate alerting, and support compliance reporting.</text:p>
      <text:p text:style-name="P14">Project Objectives</text:p>
      <text:list text:style-name="LFO1" text:continue-numbering="true">
        <text:list-item>
          <text:p text:style-name="P15">Deploy and configure Graylog, Elasticsearch, and MongoDB for log management.</text:p>
        </text:list-item>
        <text:list-item>
          <text:p text:style-name="P16">Set up log collection from various sources, including development environments, network devices, game servers, and authentication systems.</text:p>
        </text:list-item>
        <text:list-item>
          <text:p text:style-name="P17">Implement data retention policies and optimize storage.</text:p>
        </text:list-item>
        <text:list-item>
          <text:p text:style-name="P18">Develop dashboards for monitoring authentication, DDoS detection, and security events.</text:p>
        </text:list-item>
        <text:list-item>
          <text:p text:style-name="P19">Configure automated alerting, backup systems, and disaster recovery procedures.</text:p>
        </text:list-item>
        <text:list-item>
          <text:p text:style-name="P20">Conduct performance testing and ensure system reliability.</text:p>
        </text:list-item>
      </text:list>
      <text:p text:style-name="Normal"><draw:custom-shape svg:x="0in" svg:y="0in" svg:width="0in" svg:height="0.02083in" draw:z-index="0" draw:id="id4" draw:style-name="a4" draw:name="Horizontal Line 3" text:anchor-type="as-char"><svg:title/><svg:desc/><draw:enhanced-geometry draw:type="non-primitive" svg:viewBox="0 0 21600 21600" draw:enhanced-path="M 0 0 L 21600 0 21600 21600 0 21600 Z N"/></draw:custom-shape></text:p>
      <text:p text:style-name="P21">Deployment Process</text:p>
      <text:p text:style-name="Normal">Deploying Graylog SIEM was a significant challenge for all team members, taking multiple weeks due to various issues related to compatibility, configuration, and stability. The key difficulties faced were:</text:p>
      <text:list text:style-name="LFO2" text:continue-numbering="true">
        <text:list-item>
          <text:p text:style-name="P22"><text:span text:style-name="T23">Version Mismatches:</text:span><text:s/>Ensuring Graylog, Elasticsearch, and MongoDB versions were compatible.</text:p>
        </text:list-item>
        <text:list-item>
          <text:p text:style-name="P24"><text:span text:style-name="T25">Configuration Errors:</text:span><text:s/>Setting up the correct configuration files, tuning performance, and ensuring log ingestion worked as expected.</text:p>
        </text:list-item>
        <text:list-item>
          <text:p text:style-name="P26"><text:span text:style-name="T27">System Stability:</text:span><text:s/>Some members faced repeated crashes and needed to fine-tune memory allocation and system parameters.</text:p>
        </text:list-item>
      </text:list>
      <text:p text:style-name="Normal">Despite these hurdles, we successfully deployed the environment and proceeded with individual tasks.</text:p>
      <text:p text:style-name="P28">Infrastructure Setup</text:p>
      <text:p text:style-name="Normal">The team deployed Graylog, Elasticsearch, and MongoDB on Virtual Machines (VMs). This phase included:</text:p>
      <text:list text:style-name="LFO3" text:continue-numbering="true">
        <text:list-item>
          <text:p text:style-name="P29">Setting up necessary dependencies.</text:p>
        </text:list-item>
        <text:list-item>
          <text:p text:style-name="P30">Configuring networking and security policies.</text:p>
        </text:list-item>
        <text:list-item>
          <text:p text:style-name="P31">Ensuring compatibility between different components.</text:p>
        </text:list-item>
      </text:list>
      <text:p text:style-name="P32">Initial Configuration</text:p>
      <text:p text:style-name="Normal"><text:span text:style-name="T33">Team Members Involved:</text:span><text:s/><text:span text:style-name="T34">Athena Parsa, Kanyin Sola, Niloofar Thaha, Mathew Faller</text:span></text:p>
      <text:list text:style-name="LFO4" text:continue-numbering="true">
        <text:list-item>
          <text:p text:style-name="P35">Installed and configured Graylog components.</text:p>
        </text:list-item>
        <text:list-item>
          <text:p text:style-name="P36">Set up Elasticsearch indexing for efficient log retrieval.</text:p>
        </text:list-item>
        <text:list-item>
          <text:p text:style-name="P37">Integrated MongoDB for database storage.</text:p>
        </text:list-item>
        <text:list-item>
          <text:p text:style-name="P38">Configured system inputs to receive log data from various sources.</text:p>
        </text:list-item>
      </text:list>
      <text:p text:style-name="Normal"><draw:custom-shape svg:x="0in" svg:y="0in" svg:width="0in" svg:height="0.02083in" draw:z-index="0" draw:id="id5" draw:style-name="a5" draw:name="Horizontal Line 4" text:anchor-type="as-char"><svg:title/><svg:desc/><draw:enhanced-geometry draw:type="non-primitive" svg:viewBox="0 0 21600 21600" draw:enhanced-path="M 0 0 L 21600 0 21600 21600 0 21600 Z N"/></draw:custom-shape></text:p>
      <text:p text:style-name="P39">Implementation Details</text:p>
      <text:p text:style-name="P40">Log Collection Setup</text:p>
      <text:p text:style-name="Normal"><text:span text:style-name="T41">Team Member: Mathew Faller</text:span></text:p>
      <text:list text:style-name="LFO5" text:continue-numbering="true">
        <text:list-item>
          <text:p text:style-name="P42">Configured log collection from development environments and network devices.</text:p>
        </text:list-item>
        <text:list-item>
          <text:p text:style-name="P43">Set up log collection from game servers and authentication systems.</text:p>
        </text:list-item>
        <text:list-item>
          <text:p text:style-name="P44">Ensured proper log parsing and normalization for efficient analysis.</text:p>
        </text:list-item>
      </text:list>
      <text:p text:style-name="P45">Data Management &amp; Performance Optimization</text:p>
      <text:p text:style-name="Normal"><text:span text:style-name="T46">Team Member: Kanyin Sola</text:span></text:p>
      <text:list text:style-name="LFO6" text:continue-numbering="true">
        <text:list-item>
          <text:p text:style-name="P47">Configured data retention policies to optimize storage usage.</text:p>
        </text:list-item>
        <text:list-item>
          <text:p text:style-name="P48">Performed tuning of the log ingestion pipeline for better performance.</text:p>
        </text:list-item>
      </text:list>
      <text:soft-page-break/>
      <text:p text:style-name="P49">Dashboard Design and Monitoring</text:p>
      <text:p text:style-name="Normal"><text:span text:style-name="T50">Team Member: Athena Parsa</text:span></text:p>
      <text:list text:style-name="LFO7" text:continue-numbering="true">
        <text:list-item>
          <text:p text:style-name="P51">Designed security overview dashboards for the SOC team.</text:p>
        </text:list-item>
        <text:list-item>
          <text:p text:style-name="P52">Developed a player authentication monitoring dashboard.</text:p>
        </text:list-item>
        <text:list-item>
          <text:p text:style-name="P53">Implemented a development environment security dashboard.</text:p>
        </text:list-item>
        <text:list-item>
          <text:p text:style-name="P54">Architected Graylog SIEM infrastructure and capacity planning.</text:p>
        </text:list-item>
        <text:list-item>
          <text:p text:style-name="P55">Created a network security monitoring dashboard with traffic analysis.</text:p>
        </text:list-item>
      </text:list>
      <text:p text:style-name="Normal"><text:span text:style-name="T56">Team Member: Mathew Faller</text:span></text:p>
      <text:list text:style-name="LFO8" text:continue-numbering="true">
        <text:list-item>
          <text:p text:style-name="P57">Created a DDoS detection and game server health dashboard.</text:p>
        </text:list-item>
      </text:list>
      <text:p text:style-name="P58">Security and Automation</text:p>
      <text:p text:style-name="Normal"><text:span text:style-name="T59">Team Member: Athena Parsa</text:span></text:p>
      <text:list text:style-name="LFO9" text:continue-numbering="true">
        <text:list-item>
          <text:p text:style-name="P60">Developed correlation rules for unauthorized access detection.</text:p>
        </text:list-item>
        <text:list-item>
          <text:p text:style-name="P61">Created automation scripts for weekly security reports.</text:p>
        </text:list-item>
        <text:list-item>
          <text:p text:style-name="P62">Configured automated backup systems and disaster recovery procedures.</text:p>
        </text:list-item>
      </text:list>
      <text:p text:style-name="Normal"><text:span text:style-name="T63">Team Member: Mathew Faller</text:span></text:p>
      <text:list text:style-name="LFO10" text:continue-numbering="true">
        <text:list-item>
          <text:p text:style-name="P64">Implemented DDoS attack detection rules.</text:p>
        </text:list-item>
      </text:list>
      <text:p text:style-name="Normal"><text:span text:style-name="T65">Team Member: Niloofar Thaha</text:span></text:p>
      <text:list text:style-name="LFO11" text:continue-numbering="true">
        <text:list-item>
          <text:p text:style-name="P66">Set up alert routing and incident response workflow integration.</text:p>
        </text:list-item>
      </text:list>
      <text:p text:style-name="Normal"><draw:custom-shape svg:x="0in" svg:y="0in" svg:width="0in" svg:height="0.02083in" draw:z-index="0" draw:id="id6" draw:style-name="a6" draw:name="Horizontal Line 5" text:anchor-type="as-char"><svg:title/><svg:desc/><draw:enhanced-geometry draw:type="non-primitive" svg:viewBox="0 0 21600 21600" draw:enhanced-path="M 0 0 L 21600 0 21600 21600 0 21600 Z N"/></draw:custom-shape></text:p>
      <text:p text:style-name="P67">Evaluation and Testing</text:p>
      <text:p text:style-name="P68">Load Testing and Performance Validation</text:p>
      <text:p text:style-name="Normal"><text:span text:style-name="T69">Team Member: Kanyin Sola</text:span></text:p>
      <text:list text:style-name="LFO12" text:continue-numbering="true">
        <text:list-item>
          <text:p text:style-name="P70">Conducted load testing to validate system performance.</text:p>
        </text:list-item>
        <text:list-item>
          <text:p text:style-name="P71">Ensured the system could handle the expected 10,000 EPS load.</text:p>
        </text:list-item>
      </text:list>
      <text:p text:style-name="P72">Security Training and Documentation</text:p>
      <text:p text:style-name="Normal"><text:span text:style-name="T73">Team Member: Niloofar Thaha</text:span></text:p>
      <text:list text:style-name="LFO13" text:continue-numbering="true">
        <text:list-item>
          <text:p text:style-name="P74">Documented<text:s/>security team training sessions.</text:p>
        </text:list-item>
        <text:list-item>
          <text:p text:style-name="P75">Finalized project documentation and prepared for handover.</text:p>
        </text:list-item>
      </text:list>
      <text:soft-page-break/>
      <text:p text:style-name="P76">System Deployment and Final Testing</text:p>
      <text:p text:style-name="Normal"><text:span text:style-name="T77">Team Members: Athena Parsa, Kanyin Sola, Niloofar Thaha, Mathew Faller</text:span></text:p>
      <text:list text:style-name="LFO14" text:continue-numbering="true">
        <text:list-item>
          <text:p text:style-name="P78">Completed project sign-off and production deployment.</text:p>
        </text:list-item>
        <text:list-item>
          <text:p text:style-name="P79">Conducted end-to-end testing of the monitoring system.</text:p>
        </text:list-item>
      </text:list>
      <text:p text:style-name="Normal"/>
      <text:p text:style-name="Normal">From here we have to upload each of our contributions<text:s/></text:p>
      <text:p text:style-name="Normal">Athena parsa</text:p>
      <text:p text:style-name="Normal">Mathew Faller</text:p>
      <text:p text:style-name="Normal">Kanyinsola <text:s/>Fekehinde</text:p>
      <text:p text:style-name="Normal"/>
      <text:p text:style-name="P80">Niloofar Thaha (My Contribution)</text:p>
      <text:p text:style-name="Normal">I was responsible for alert routing and incident response workflow integration. However, I faced significant challenges with Graylog’s alerting mechanism:</text:p>
      <text:list text:style-name="LFO15" text:continue-numbering="true">
        <text:list-item>
          <text:p text:style-name="P81"><text:span text:style-name="T82">Alerts Not Triggering:</text:span><text:s/>Despite setting up rules, Graylog failed to generate alerts for critical events.</text:p>
        </text:list-item>
        <text:list-item>
          <text:p text:style-name="P83"><text:span text:style-name="T84">Troubleshooting Log Data Issues:</text:span><text:s/>Debugged whether log data was properly reaching the stream and identified misconfigurations.</text:p>
        </text:list-item>
        <text:list-item>
          <text:p text:style-name="P85"><text:span text:style-name="T86">Fine-tuning Thresholds:</text:span><text:s/>Adjusted correlation rules to ensure alerts fired only when necessary.</text:p>
        </text:list-item>
      </text:list>
      <text:p text:style-name="Normal"><draw:custom-shape svg:x="0in" svg:y="0in" svg:width="0in" svg:height="0.02083in" draw:z-index="0" draw:id="id7" draw:style-name="a7" draw:name="Horizontal Line 6" text:anchor-type="as-char"><svg:title/><svg:desc/><draw:enhanced-geometry draw:type="non-primitive" svg:viewBox="0 0 21600 21600" draw:enhanced-path="M 0 0 L 21600 0 21600 21600 0 21600 Z N"/></draw:custom-shape></text:p>
      <text:p text:style-name="P87">Challenges and Lessons Learned</text:p>
      <text:p text:style-name="Normal">The project faced numerous challenges, especially in the deployment phase. Key issues included:</text:p>
      <text:list text:style-name="LFO16" text:continue-numbering="true">
        <text:list-item>
          <text:p text:style-name="P88"><text:span text:style-name="T89">Graylog Service Failing to Start:</text:span><text:s/>Often caused by incorrect Java heap sizes, requiring configuration tuning.</text:p>
        </text:list-item>
        <text:list-item>
          <text:p text:style-name="P90"><text:span text:style-name="T91">Elasticsearch Indexing Issues:</text:span><text:s/>Some logs were not searchable due to improper field mappings, which required defining index sets correctly.</text:p>
        </text:list-item>
        <text:list-item>
          <text:p text:style-name="P92"><text:span text:style-name="T93">Alerting Mechanism Failures:</text:span><text:s/>Needed better correlation rule design to ensure real-time notifications.</text:p>
        </text:list-item>
        <text:list-item>
          <text:p text:style-name="P94"><text:span text:style-name="T95">System Performance Bottlenecks:</text:span><text:s/>Addressed by increasing system memory and optimizing query execution.</text:p>
        </text:list-item>
      </text:list>
      <text:soft-page-break/>
      <text:p text:style-name="Normal"><draw:custom-shape svg:x="0in" svg:y="0in" svg:width="0in" svg:height="0.02083in" draw:z-index="0" draw:id="id8" draw:style-name="a8" draw:name="Horizontal Line 7" text:anchor-type="as-char"><svg:title/><svg:desc/><draw:enhanced-geometry draw:type="non-primitive" svg:viewBox="0 0 21600 21600" draw:enhanced-path="M 0 0 L 21600 0 21600 21600 0 21600 Z N"/></draw:custom-shape></text:p>
      <text:p text:style-name="P96">Mathew Faller’s Contributions</text:p>
      <text:p text:style-name="Normal">Mathew played a critical role in setting up log collection, DDoS detection, and implementing log parsing and normalization. Some key highlights:</text:p>
      <text:list text:style-name="LFO17" text:continue-numbering="true">
        <text:list-item>
          <text:p text:style-name="P97"><text:span text:style-name="T98">Configured Log Collection:</text:span></text:p>
          <text:list text:continue-numbering="true">
            <text:list-item>
              <text:p text:style-name="P99">Deployed Filebeat on game servers and authentication systems.</text:p>
            </text:list-item>
            <text:list-item>
              <text:p text:style-name="P100">Configured Graylog inputs to receive logs over Beats.</text:p>
            </text:list-item>
            <text:list-item>
              <text:p text:style-name="P101">Ensured logs were parsed correctly before ingestion.</text:p>
            </text:list-item>
          </text:list>
        </text:list-item>
        <text:list-item>
          <text:p text:style-name="P102"><text:span text:style-name="T103">DDoS Detection &amp; Game Server Monitoring:</text:span></text:p>
          <text:list text:continue-numbering="true">
            <text:list-item>
              <text:p text:style-name="P104">Developed correlation rules to detect high-volume traffic patterns.</text:p>
            </text:list-item>
            <text:list-item>
              <text:p text:style-name="P105">Created a dashboard to track abnormal spikes in login attempts and network traffic.</text:p>
            </text:list-item>
          </text:list>
        </text:list-item>
        <text:list-item>
          <text:p text:style-name="P106"><text:span text:style-name="T107">Log Parsing and Normalization:</text:span></text:p>
          <text:list text:continue-numbering="true">
            <text:list-item>
              <text:p text:style-name="P108">Implemented pipeline rules to extract relevant fields from raw logs.</text:p>
            </text:list-item>
            <text:list-item>
              <text:p text:style-name="P109">Normalized logs to maintain consistency across different sources.</text:p>
            </text:list-item>
          </text:list>
        </text:list-item>
        <text:list-item>
          <text:p text:style-name="P110"><text:span text:style-name="T111">Performance Optimization:</text:span></text:p>
          <text:list text:continue-numbering="true">
            <text:list-item>
              <text:p text:style-name="P112">Tuned Elasticsearch settings for faster log indexing.</text:p>
            </text:list-item>
            <text:list-item>
              <text:p text:style-name="P113">Reduced redundant log storage by setting up proper retention policies.</text:p>
            </text:list-item>
          </text:list>
        </text:list-item>
      </text:list>
      <text:p text:style-name="Normal"><draw:custom-shape svg:x="0in" svg:y="0in" svg:width="0in" svg:height="0.02083in" draw:z-index="0" draw:id="id9" draw:style-name="a9" draw:name="Horizontal Line 8" text:anchor-type="as-char"><svg:title/><svg:desc/><draw:enhanced-geometry draw:type="non-primitive" svg:viewBox="0 0 21600 21600" draw:enhanced-path="M 0 0 L 21600 0 21600 21600 0 21600 Z N"/></draw:custom-shape></text:p>
      <text:p text:style-name="P114">Conclusion</text:p>
      <text:p text:style-name="Normal">The implementation of Graylog SIEM has significantly improved security monitoring at Catnip Games International. The system now provides real-time threat detection, automated alerting, and compliance reporting. The collaborative efforts of all team members ensured successful deployment and performance optimization.</text:p>
      <text:p text:style-name="Normal"><draw:custom-shape svg:x="0in" svg:y="0in" svg:width="0in" svg:height="0.02083in" draw:z-index="0" draw:id="id10" draw:style-name="a10" draw:name="Horizontal Line 9" text:anchor-type="as-char"><svg:title/><svg:desc/><draw:enhanced-geometry draw:type="non-primitive" svg:viewBox="0 0 21600 21600" draw:enhanced-path="M 0 0 L 21600 0 21600 21600 0 21600 Z N"/></draw:custom-shape></text:p>
      <text:p text:style-name="P115">References</text:p>
      <text:list text:style-name="LFO18" text:continue-numbering="true">
        <text:list-item>
          <text:p text:style-name="P116"><text:a xlink:href="https://docs.graylog.org/" office:target-frame-name="_top" xlink:show="replace"><text:span text:style-name="Hyperlink">Graylog Documentation</text:span></text:a></text:p>
        </text:list-item>
        <text:list-item>
          <text:p text:style-name="P117"><text:a xlink:href="https://www.elastic.co/guide/en/elasticsearch/reference/index.html" office:target-frame-name="_top" xlink:show="replace"><text:span text:style-name="Hyperlink">Elasticsearch Documentation</text:span></text:a></text:p>
        </text:list-item>
        <text:list-item>
          <text:p text:style-name="P118"><text:a xlink:href="https://www.mongodb.com/docs/" office:target-frame-name="_top" xlink:show="replace"><text:span text:style-name="Hyperlink">MongoDB Documentation</text:span></text:a></text:p>
        </text:list-item>
      </text:list>
      <text:soft-page-break/>
      <text:p text:style-name="Normal"><draw:custom-shape svg:x="0in" svg:y="0in" svg:width="0in" svg:height="0.02083in" draw:z-index="0" draw:id="id11" draw:style-name="a11" draw:name="Horizontal Line 10" text:anchor-type="as-char"><svg:title/><svg:desc/><draw:enhanced-geometry draw:type="non-primitive" svg:viewBox="0 0 21600 21600" draw:enhanced-path="M 0 0 L 21600 0 21600 21600 0 21600 Z N"/></draw:custom-shape></text:p>
      <text:p text:style-name="P119">Appendix</text:p>
      <text:list text:style-name="LFO19" text:continue-numbering="true">
        <text:list-item>
          <text:p text:style-name="P120">Screenshots of Dashboards</text:p>
        </text:list-item>
        <text:list-item>
          <text:p text:style-name="P121">Sample Log Queries and Alerts</text:p>
        </text:list-item>
        <text:list-item>
          <text:p text:style-name="P122">Testing Reports and Performance Metric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ecurity Monitoring with Graylog SIEM for Catnip Games International</dc:title>
    <dc:description/>
    <dc:subject/>
    <meta:initial-creator>Niloofar Thaha (Student)</meta:initial-creator>
    <dc:creator>Niloofar Thaha (Student)</dc:creator>
    <meta:creation-date>2025-03-29T00:04:00Z</meta:creation-date>
    <dc:date>2025-03-29T00:04:00Z</dc:date>
    <meta:template xlink:href="Normal" xlink:type="simple"/>
    <meta:editing-cycles>2</meta:editing-cycles>
    <meta:editing-duration>PT60S</meta:editing-duration>
    <meta:user-defined meta:name="ContentTypeId">0x01010064186296BFF79F4A8A3B926699FAE373</meta:user-defined>
    <meta:document-statistic meta:page-count="7" meta:paragraph-count="14" meta:word-count="1071" meta:character-count="7163" meta:row-count="50" meta:non-whitespace-character-count="6106"/>
  </office:meta>
</office:document-meta>
</file>